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9a7" officeooo:paragraph-rsid="001c19a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9a7" officeooo:paragraph-rsid="001c19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c19a7" officeooo:paragraph-rsid="001c19a7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c2c1c" officeooo:paragraph-rsid="001c2c1c" style:font-weight-asian="bold" style:font-weight-complex="bold"/>
    </style:style>
    <style:style style:name="P5" style:family="paragraph" style:parent-style-name="Standard">
      <style:text-properties fo:font-weight="bold" officeooo:rsid="001c2c1c" officeooo:paragraph-rsid="001c19a7" style:font-weight-asian="bold" style:font-weight-complex="bold"/>
    </style:style>
    <style:style style:name="P6" style:family="paragraph" style:parent-style-name="Standard">
      <style:text-properties officeooo:rsid="001c2c1c" officeooo:paragraph-rsid="001c2c1c"/>
    </style:style>
    <style:style style:name="P7" style:family="paragraph" style:parent-style-name="Standard">
      <style:paragraph-properties fo:text-align="start" style:justify-single-word="false"/>
      <style:text-properties fo:font-size="12pt" officeooo:rsid="001c19a7" officeooo:paragraph-rsid="001c19a7" style:font-size-asian="12pt" style:font-size-complex="12pt"/>
    </style:style>
    <style:style style:name="P8" style:family="paragraph" style:parent-style-name="Standard">
      <style:text-properties fo:font-size="12pt" officeooo:rsid="001c19a7" officeooo:paragraph-rsid="001c19a7" style:font-size-asian="12pt" style:font-size-complex="12pt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c19a7" officeooo:paragraph-rsid="001c19a7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text-properties officeooo:rsid="001c19a7" officeooo:paragraph-rsid="001c2c1c"/>
    </style:style>
    <style:style style:name="P13" style:family="paragraph" style:parent-style-name="Standard" style:list-style-name="L4">
      <style:text-properties officeooo:rsid="001c19a7" officeooo:paragraph-rsid="001c2c1c"/>
    </style:style>
    <style:style style:name="P14" style:family="paragraph" style:parent-style-name="Standard" style:list-style-name="L3">
      <style:text-properties officeooo:rsid="001c2c1c" officeooo:paragraph-rsid="001c2c1c"/>
    </style:style>
    <style:style style:name="P15" style:family="paragraph" style:parent-style-name="Standard" style:list-style-name="L4">
      <style:text-properties officeooo:rsid="001c2c1c" officeooo:paragraph-rsid="001c2c1c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c19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6b7a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/>
    </style:style>
    <style:style style:name="T6" style:family="text">
      <style:text-properties officeooo:rsid="001c2c1c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officeooo:rsid="001d373f"/>
    </style:style>
    <style:style style:name="T9" style:family="text">
      <style:text-properties officeooo:rsid="001db3f7"/>
    </style:style>
    <style:style style:name="T10" style:family="text">
      <style:text-properties officeooo:rsid="00203cf4"/>
    </style:style>
    <style:style style:name="T11" style:family="text">
      <style:text-properties officeooo:rsid="00251177"/>
    </style:style>
    <style:style style:name="T12" style:family="text">
      <style:text-properties officeooo:rsid="0026bede"/>
    </style:style>
    <style:style style:name="T13" style:family="text">
      <style:text-properties officeooo:rsid="0026f40f"/>
    </style:style>
    <style:style style:name="T14" style:family="text">
      <style:text-properties officeooo:rsid="00285d86"/>
    </style:style>
    <style:style style:name="T15" style:family="text">
      <style:text-properties officeooo:rsid="0028c14f"/>
    </style:style>
    <style:style style:name="T16" style:family="text">
      <style:text-properties officeooo:rsid="002c07a8"/>
    </style:style>
    <style:style style:name="T17" style:family="text">
      <style:text-properties officeooo:rsid="002e920d"/>
    </style:style>
    <style:style style:name="T18" style:family="text">
      <style:text-properties officeooo:rsid="003269a7"/>
    </style:style>
    <style:style style:name="T19" style:family="text">
      <style:text-properties officeooo:rsid="00371218"/>
    </style:style>
    <style:style style:name="T20" style:family="text">
      <style:text-properties officeooo:rsid="00375f28"/>
    </style:style>
    <style:style style:name="T21" style:family="text">
      <style:text-properties officeooo:rsid="003933e8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s de réunion – 01/10/2019</text:p>
      <text:p text:style-name="P2"/>
      <text:p text:style-name="P3">Personnes présentes</text:p>
      <text:list xml:id="list5570951868914246463" text:style-name="L1">
        <text:list-item>
          <text:p text:style-name="P11"><text:span text:style-name="T8">Romain</text:span> MARIE – Professeur référant</text:p>
        </text:list-item>
        <text:list-item>
          <text:p text:style-name="P11">Soph<text:span text:style-name="T20">é</text:span>a LIM - Etudiant<text:span text:style-name="T8">e</text:span></text:p>
        </text:list-item>
        <text:list-item>
          <text:p text:style-name="P11">Anthony M<text:span text:style-name="T20">ARCHAND</text:span> - Etudiant</text:p>
        </text:list-item>
        <text:list-item>
          <text:p text:style-name="P11">Alexis <text:span text:style-name="T8">MONTET</text:span> - Etudiant</text:p>
        </text:list-item>
        <text:list-item>
          <text:p text:style-name="P11">Alexis <text:s/><text:span text:style-name="T19">ROMANE </text:span>- Etudiant</text:p>
        </text:list-item>
        <text:list-item>
          <text:p text:style-name="P11">Baptiste RIBEIRO DA SILVA - Etudiant</text:p>
        </text:list-item>
      </text:list>
      <text:p text:style-name="P3"/>
      <text:p text:style-name="P3"><text:span text:style-name="T7">Réunion</text:span> :</text:p>
      <text:p text:style-name="P7"><text:span text:style-name="T2">Le projet est proposé par le CNES </text:span><text:span text:style-name="T3">et a pour but </text:span><text:span text:style-name="T2">de </text:span>donner envie au futur<text:span text:style-name="T9">s</text:span> ingénieur<text:span text:style-name="T9">s</text:span> de faire de l’aéro<text:span text:style-name="T9">spatial</text:span> dans l’objectif de recruter 1 200 ingénieurs d'ici 3 ans.</text:p>
      <text:p text:style-name="P8"/>
      <text:p text:style-name="P8">Pour cela, le projet maraudeur a été lancé. <text:span text:style-name="T21">I</text:span>l s’agit de la conception de deux drones <text:span text:style-name="T10">volants ainsi que</text:span> d’un robot <text:span text:style-name="T18">martien d’exploration au sol</text:span>.</text:p>
      <text:p text:style-name="P8"/>
      <text:p text:style-name="P8"><text:span text:style-name="T11">Aujourd’hui, après avoir été élaboré dans différentes écoles et par différents stagiaires,</text:span> le robot est <text:span text:style-name="T11">complet et fonctionnel.</text:span> <text:span text:style-name="T12">Cependant, ce dernier n’étant pas encore « intelligent », l</text:span>’école 3iL a maintenant en charge la partie logicielle.</text:p>
      <text:p text:style-name="P8"/>
      <text:p text:style-name="P8">Il existe déjà <text:span text:style-name="T15">deux</text:span> logiciel<text:span text:style-name="T13">s utilisés pour faire fonctionner le robot</text:span> : <text:span text:style-name="T14">l’</text:span>un pour les roues et l’autre pour les capteurs. <text:span text:style-name="T14">Néanmoins, </text:span><text:s/><text:span text:style-name="T14">certains capteurs </text:span>ne sont pas<text:span text:style-name="T14"> encore </text:span>connectés <text:span text:style-name="T14">et l’un en particulier n’est pas utilisé : il s’agit de la caméra</text:span>.</text:p>
      <text:p text:style-name="P1"/>
      <text:p text:style-name="Standard"><text:span text:style-name="T1">Afin de pouvoir programmer le robot, il faut utiliser les outils ROS (Robot Operating System) à </text:span>l'origine dévelop<text:span text:style-name="T2">p</text:span><text:span text:style-name="T4">é en 2007 par la société américaine Willow Garage.</text:span></text:p>
      <text:p text:style-name="P9"/>
      <text:p text:style-name="P10">Le logiciel ROS peut être séparé en trois groupes :</text:p>
      <text:list xml:id="list6762675481683794330" text:style-name="L2">
        <text:list-item>
          <text:p text:style-name="P17">les outils utilisés pour créer, lancer et distribuer des logiciels basés sur ROS (roscore, roslaunch, catkin) </text:p>
        </text:list-item>
        <text:list-item>
          <text:p text:style-name="P17">les clients ROS pour des langages: roscpp (C++) et rospy (python)</text:p>
        </text:list-item>
        <text:list-item>
          <text:p text:style-name="P16"><text:span text:style-name="T1">l</text:span>es <text:span text:style-name="T5">packages</text:span> contenant des programmes pour ROS utilisant un ou plusieurs clients ROS</text:p>
        </text:list-item>
      </text:list>
      <text:p text:style-name="P9"/>
      <text:p text:style-name="P1">Actuellement, la partie vision est <text:span text:style-name="T16">gérée par</text:span> une caméra qui voi<text:span text:style-name="T16">t</text:span> à 360°.</text:p>
      <text:p text:style-name="P1">Suite à une étude, nous devrons <text:span text:style-name="T6">être en mesure de dire si elle est suffisante ou s’il faut passer à une caméra plus performante.</text:span></text:p>
      <text:p text:style-name="P1"/>
      <text:p text:style-name="P6">Le but du projet est que le robot soit autonome une fois lancé. Il d<text:span text:style-name="T17">evra</text:span> être capable de se déplacer dans le bâtiment de 3iL tou<text:span text:style-name="T17">t</text:span> en cartographiant les lieux.</text:p>
      <text:p text:style-name="P1"/>
      <text:p text:style-name="P4">Logiciels :</text:p>
      <text:list xml:id="list6839815868114207622" text:style-name="L3">
        <text:list-item>
          <text:p text:style-name="P12">ubuntu 16.04 – Xenial</text:p>
        </text:list-item>
        <text:list-item>
          <text:p text:style-name="P14">ros kinetic - eviz - rqt</text:p>
        </text:list-item>
      </text:list>
      <text:p text:style-name="P1"/>
      <text:p text:style-name="P5">Mots clés :</text:p>
      <text:p text:style-name="P1"><text:tab/>niv 0 : topic, package, noeud, roscore, rosrun, catkin</text:p>
      <text:p text:style-name="P1"><text:tab/>niv <text:span text:style-name="T6">1</text:span> : fichier .launch ? -&gt; créer fichier -&gt; bouger tortue</text:p>
      <text:p text:style-name="P1"><text:soft-page-break/></text:p>
      <text:p text:style-name="P6">Action à réaliser pour la prochaine réunion :</text:p>
      <text:list xml:id="list2065345962398059558" text:style-name="L4">
        <text:list-item>
          <text:p text:style-name="P13">Faire bouger la tortue</text:p>
        </text:list-item>
        <text:list-item>
          <text:p text:style-name="P15">Faire bouger la tortue sur un autre PC que le si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46:27.789996757</meta:creation-date>
    <dc:date>2019-10-08T16:46:47.894643367</dc:date>
    <meta:editing-duration>PT2H28M49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83" meta:character-count="2184" meta:non-whitespace-character-count="1836"/>
  </office:meta>
</office:document-meta>
</file>